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canAndImportAnnotationInteractionTests.componentScanViaImport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canAndImportAnnotationInteractionTests.componentScanOverlapsWithImportUsing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ScanAndImportAnnotationInteractionTests.componentScanVia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canAndImportAnnotationInteractionTests.circularImportViaComponent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canAndImportAnnotationInteractionTests.componentScanViaImportUsing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canAndImportAnnotationInteractionTests.componentScanOverlapsWith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